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1" style:family="table">
      <style:table-properties style:width="18.994cm" fo:margin-left="0.021cm" fo:margin-right="-0.014cm" fo:break-before="page" table:align="margins"/>
    </style:style>
    <style:style style:name="Tableau1.A" style:family="table-column">
      <style:table-column-properties style:column-width="0.93cm" style:rel-column-width="3208*"/>
    </style:style>
    <style:style style:name="Tableau1.B" style:family="table-column">
      <style:table-column-properties style:column-width="2.508cm" style:rel-column-width="8652*"/>
    </style:style>
    <style:style style:name="Tableau1.C" style:family="table-column">
      <style:table-column-properties style:column-width="2.471cm" style:rel-column-width="8529*"/>
    </style:style>
    <style:style style:name="Tableau1.D" style:family="table-column">
      <style:table-column-properties style:column-width="8.315cm" style:rel-column-width="28688*"/>
    </style:style>
    <style:style style:name="Tableau1.E" style:family="table-column">
      <style:table-column-properties style:column-width="1.572cm" style:rel-column-width="5422*"/>
    </style:style>
    <style:style style:name="Tableau1.F" style:family="table-column">
      <style:table-column-properties style:column-width="1.208cm" style:rel-column-width="4166*"/>
    </style:style>
    <style:style style:name="Tableau1.G" style:family="table-column">
      <style:table-column-properties style:column-width="1.991cm" style:rel-column-width="6870*"/>
    </style:style>
    <style:style style:name="Tableau1.1" style:family="table-row">
      <style:table-row-properties style:min-row-height="2.759cm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background-color="transparent" fo:padding="0.049cm" fo:border-left="none" fo:border-right="none" fo:border-top="none" fo:border-bottom="0.018cm solid #000000">
        <style:background-image/>
      </style:table-cell-properties>
    </style:style>
    <style:style style:name="Tableau1.3" style:family="table-row">
      <style:table-row-properties style:min-row-height="0.75cm"/>
    </style:style>
    <style:style style:name="Tableau1.A3" style:family="table-cell">
      <style:table-cell-properties style:vertical-align="middle"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leau2" style:family="table">
      <style:table-properties style:width="18.974cm" fo:margin-left="0cm" fo:margin-right="0.019cm" table:align="margins"/>
    </style:style>
    <style:style style:name="Tableau2.A" style:family="table-column">
      <style:table-column-properties style:column-width="1.542cm" style:rel-column-width="5326*"/>
    </style:style>
    <style:style style:name="Tableau2.B" style:family="table-column">
      <style:table-column-properties style:column-width="5.868cm" style:rel-column-width="20270*"/>
    </style:style>
    <style:style style:name="Tableau2.C" style:family="table-column">
      <style:table-column-properties style:column-width="1.258cm" style:rel-column-width="4344*"/>
    </style:style>
    <style:style style:name="Tableau2.D" style:family="table-column">
      <style:table-column-properties style:column-width="5.853cm" style:rel-column-width="20214*"/>
    </style:style>
    <style:style style:name="Tableau2.E" style:family="table-column">
      <style:table-column-properties style:column-width="4.454cm" style:rel-column-width="15381*"/>
    </style:style>
    <style:style style:name="Tableau2.1" style:family="table-row">
      <style:table-row-properties style:row-height="2.251cm"/>
    </style:style>
    <style:style style:name="Tableau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2.E1.1" style:family="table-column">
      <style:table-column-properties style:column-width="1.958cm" style:rel-column-width="6760*"/>
    </style:style>
    <style:style style:name="Tableau2.E1.2" style:family="table-column">
      <style:table-column-properties style:column-width="2.496cm" style:rel-column-width="8621*"/>
    </style:style>
    <style:style style:name="Tableau2.E1.1" style:family="table-row">
      <style:table-row-properties style:row-height="0.75cm"/>
    </style:style>
    <style:style style:name="Tableau2.E1.2.1" style:family="table-cell">
      <style:table-cell-properties style:vertical-align="middle" fo:padding="0.097cm" fo:border="0.018cm solid #000000"/>
    </style:style>
    <style:style style:name="Tableau2.E1.1.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au2.E1.2.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au3" style:family="table">
      <style:table-properties style:width="18.994cm" table:align="margins" style:may-break-between-rows="false"/>
    </style:style>
    <style:style style:name="Tableau3.A" style:family="table-column">
      <style:table-column-properties style:column-width="18.994cm" style:rel-column-width="65535*"/>
    </style:style>
    <style:style style:name="Tableau3.1" style:family="table-row">
      <style:table-row-properties style:row-height="0.45cm"/>
    </style:style>
    <style:style style:name="Tableau3.A1" style:family="table-cell">
      <style:table-cell-properties style:vertical-align="middle" fo:padding="0.097cm" fo:border-left="0.018cm solid #000000" fo:border-right="none" fo:border-top="0.018cm solid #000000" fo:border-bottom="none"/>
    </style:style>
    <style:style style:name="Tableau3.2" style:family="table-row">
      <style:table-row-properties style:row-height="1.499cm"/>
    </style:style>
    <style:style style:name="Tableau3.A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able_20_Heading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ext_20_body">
      <style:text-properties fo:font-size="6pt" fo:font-weight="normal" style:font-size-asian="6pt" style:font-weight-asian="normal" style:font-size-complex="6pt" style:font-weight-complex="normal"/>
    </style:style>
  </office:automatic-styles>
  <office:body>
    <office:text>
      <text:variable-decls>
        <text:variable-decl office:value-type="string" text:name="ds_title"/>
        <text:variable-decl office:value-type="string" text:name="ds_address"/>
        <text:variable-decl office:value-type="string" text:name="ds_telfax"/>
        <text:variable-decl office:value-type="string" text:name="ds_email"/>
        <text:variable-decl office:value-type="string" text:name="ds_vatid"/>
        <text:variable-decl office:value-type="string" text:name="purchase_order"/>
        <text:variable-decl office:value-type="string" text:name="purchase_order_tr"/>
        <text:variable-decl office:value-type="string" text:name="page"/>
        <text:variable-decl office:value-type="string" text:name="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7" office:value-type="string">
              <table:table table:name="Tableau2" table:style-name="Tableau2">
                <table:table-column table:style-name="Tableau2.A"/>
                <table:table-column table:style-name="Tableau2.B"/>
                <table:table-column table:style-name="Tableau2.C"/>
                <table:table-column table:style-name="Tableau2.D"/>
                <table:table-column table:style-name="Tableau2.E"/>
                <table:table-header-rows>
                  <table:table-row table:style-name="Tableau2.1">
                    <table:table-cell table:style-name="Tableau2.A1" office:value-type="string">
                      <text:p text:style-name="Table_20_Heading"><text:variable-set text:name="ds_title" text:display="none" text:formula="ooow:Festina" office:value-type="string" office:string-value="Festina"/> <text:variable-set text:name="ds_address" text:display="none" text:formula="ooow:Rue de Montres, Lille 59000" office:value-type="string" office:string-value="Rue de Montres, Lille 59000"/> <text:variable-set text:name="ds_telfax" text:display="none" text:formula="ooow:tel.: +(0)-0606060606, fax: +(0)-0606060606" office:value-type="string" office:string-value="tel.: +(0)-0606060606, fax: +(0)-0606060606"/> <text:variable-set text:name="ds_email" text:display="none" text:formula="ooow:email: contact@festina.org" office:value-type="string" office:string-value="email: contact@festina.org"/> <text:variable-set text:name="ds_vatid" text:display="none" text:formula="ooow:VAT ID: 1032491230481092" office:value-type="string" office:string-value="VAT ID: 1032491230481092"/> <text:variable-set text:name="purchase_order" text:display="none" text:formula="ooow:Purchase Packing List" office:value-type="string" office:string-value="Purchase Packing List"/> <text:variable-set text:name="purchase_order_tr" text:display="none" text:formula="ooow:Réception commande" office:value-type="string" office:string-value="Réception commande"/> <text:variable-set text:name="page" text:display="none" text:formula="ooow:Page" office:value-type="string" office:string-value="Page"/> <text:variable-set text:name="of" text:display="none" text:formula="ooow:of" office:value-type="string" office:string-value="of"/> Supplier:</text:p>
                      <text:p text:style-name="Table_20_Heading">Fournisseur:</text:p>
                    </table:table-cell>
                    <table:table-cell table:style-name="Tableau2.A1" office:value-type="string">
                      <text:p text:style-name="Table_20_Contents">Bicycle World</text:p>
                      <text:p text:style-name="Table_20_Contents">rue des vélos, Lille 59000, Nord</text:p>
                      <text:p text:style-name="Table_20_Contents">tel.: +(0)-0320202010, fax: +(0)-0320202020</text:p>
                      <text:p text:style-name="Table_20_Contents">email: contact@bicyle-world.com</text:p>
                    </table:table-cell>
                    <table:table-cell table:style-name="Tableau2.A1" office:value-type="string">
                      <text:p text:style-name="Table_20_Heading">Recipient:</text:p>
                    </table:table-cell>
                    <table:table-cell table:style-name="Tableau2.A1" office:value-type="string">
                      <text:p text:style-name="Table_20_Contents">Festina</text:p>
                      <text:p text:style-name="Table_20_Contents">Rue de Montres, Lille 59000</text:p>
                      <text:p text:style-name="Table_20_Contents">tel.: +(0)-0606060606, fax: +(0)-0203030303</text:p>
                      <text:p text:style-name="Table_20_Contents">email: contact@festina.org</text:p>
                    </table:table-cell>
                    <table:table-cell>
                      <table:table table:is-sub-table="true">
                        <table:table-column table:style-name="Tableau2.E1.1"/>
                        <table:table-column table:style-name="Tableau2.E1.2"/>
                        <table:table-row table:style-name="Tableau2.E1.1">
                          <table:table-cell table:style-name="Tableau2.A1" office:value-type="string">
                            <text:p text:style-name="Table_20_Heading">Reference:</text:p>
                            <text:p text:style-name="Table_20_Heading">Référence:</text:p>
                          </table:table-cell>
                          <table:table-cell table:style-name="Tableau2.E1.2.1" office:value-type="string">
                            <text:p text:style-name="Big_20_Table_20_Content">PPL 1</text:p>
                          </table:table-cell>
                        </table:table-row>
                        <table:table-row table:style-name="Tableau2.E1.1">
                          <table:table-cell table:style-name="Tableau2.E1.1.2" office:value-type="string">
                            <text:p text:style-name="Table_20_Heading">Document Date:</text:p>
                          </table:table-cell>
                          <table:table-cell table:style-name="Tableau2.E1.2.2" office:value-type="string">
                            <text:p text:style-name="Table_20_Contents">01/02/2008</text:p>
                          </table:table-cell>
                        </table:table-row>
                        <table:table-row table:style-name="Tableau2.E1.1">
                          <table:table-cell table:style-name="Tableau2.E1.1.2" office:value-type="string">
                            <text:p text:style-name="Table_20_Heading">Currency:</text:p>
                            <text:p text:style-name="Table_20_Heading">Devise:</text:p>
                          </table:table-cell>
                          <table:table-cell table:style-name="Tableau2.E1.2.2" office:value-type="string">
                            <text:p text:style-name="Table_20_Contents"/>
                          </table:table-cell>
                        </table:table-row>
                      </table:table>
                    </table:table-cell>
                  </table:table-row>
                </table:table-header-rows>
                <table:table-row table:style-name="Tableau2.1">
                  <table:table-cell table:style-name="Tableau2.E1.1.2" office:value-type="string">
                    <text:p text:style-name="Table_20_Heading">Seller:</text:p>
                    <text:p text:style-name="Table_20_Heading">Vendeur:</text:p>
                  </table:table-cell>
                  <table:table-cell table:style-name="Tableau2.E1.1.2" office:value-type="string">
                    <text:p text:style-name="Table_20_Contents">Bicycle World</text:p>
                    <text:p text:style-name="Table_20_Contents">tel.: +(0)-0320202010, fax: +(0)-0320202020</text:p>
                    <text:p text:style-name="Table_20_Contents">email: contact@bicyle-world.com</text:p>
                  </table:table-cell>
                  <table:table-cell table:style-name="Tableau2.E1.1.2" office:value-type="string">
                    <text:p text:style-name="Table_20_Heading">Buyer:</text:p>
                    <text:p text:style-name="Table_20_Heading">Acheteur:</text:p>
                  </table:table-cell>
                  <table:table-cell table:style-name="Tableau2.E1.1.2" office:value-type="string">
                    <text:p text:style-name="Table_20_Contents">Festina</text:p>
                    <text:p text:style-name="Table_20_Contents">tel.: +(0)-0606060606, fax: +(0)-0203030303</text:p>
                    <text:p text:style-name="Table_20_Contents">email: contact@festina.org</text:p>
                  </table:table-cell>
                  <table:table-cell>
                    <table:table table:is-sub-table="true">
                      <table:table-column table:style-name="Tableau2.E1.1"/>
                      <table:table-column table:style-name="Tableau2.E1.2"/>
                      <table:table-row table:style-name="Tableau2.E1.1">
                        <table:table-cell table:style-name="Tableau2.E1.1.2" office:value-type="string">
                          <text:p text:style-name="Table_20_Heading">Delivery Mode:</text:p>
                        </table:table-cell>
                        <table:table-cell table:style-name="Tableau2.E1.2.2" office:value-type="string">
                          <text:p text:style-name="Table_20_Contents">By Road</text:p>
                        </table:table-cell>
                      </table:table-row>
                      <table:table-row table:style-name="Tableau2.E1.1">
                        <table:table-cell table:style-name="Tableau2.E1.1.2" office:value-type="string">
                          <text:p text:style-name="Table_20_Heading">Incoterm:</text:p>
                        </table:table-cell>
                        <table:table-cell table:style-name="Tableau2.E1.2.2" office:value-type="string">
                          <text:p text:style-name="Table_20_Contents">EXW</text:p>
                        </table:table-cell>
                      </table:table-row>
                    </table:table>
                  </table:table-cell>
                </table:table-row>
              </table:table>
              <text:p text:style-name="P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office:value-type="string">
              <text:p text:style-name="Item_20_Table_20_Title_20_Left">Line</text:p>
            </table:table-cell>
            <table:table-cell table:style-name="Tableau1.A2" office:value-type="string">
              <text:p text:style-name="Item_20_Table_20_Title">Your Item no.</text:p>
            </table:table-cell>
            <table:table-cell table:style-name="Tableau1.A2" office:value-type="string">
              <text:p text:style-name="Item_20_Table_20_Title">Our Item no.</text:p>
            </table:table-cell>
            <table:table-cell table:style-name="Tableau1.A2" office:value-type="string">
              <text:p text:style-name="Item_20_Table_20_Title_20_Left">Description</text:p>
            </table:table-cell>
            <table:table-cell table:style-name="Tableau1.A2" office:value-type="string">
              <text:p text:style-name="Item_20_Table_20_Title_20_Right">Quantity</text:p>
              <text:p text:style-name="Item_20_Table_20_Title_20_Right">Quantité</text:p>
            </table:table-cell>
            <table:table-cell table:style-name="Tableau1.A2" office:value-type="string">
              <text:p text:style-name="Item_20_Table_20_Title">Unit</text:p>
              <text:p text:style-name="Item_20_Table_20_Title">Unité</text:p>
            </table:table-cell>
            <table:table-cell table:style-name="Tableau1.A2" office:value-type="string">
              <text:p text:style-name="Item_20_Table_20_Title">Delivery Date</text:p>
              <text:p text:style-name="Item_20_Table_20_Title">Date de livraison souhaitée</text:p>
            </table:table-cell>
          </table:table-row>
        </table:table-header-rows>
        <table:table-row table:style-name="Tableau1.3">
          <table:table-cell table:style-name="Tableau1.A3" office:value-type="string">
            <text:p text:style-name="Table_20_Contents_20_Left">1</text:p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>tandem001</text:p>
          </table:table-cell>
          <table:table-cell table:style-name="Tableau1.A3" office:value-type="string">
            <text:p text:style-name="Table_20_Contents_20_Left"/>
          </table:table-cell>
          <table:table-cell table:style-name="Tableau1.A3" office:value-type="string">
            <text:p text:style-name="Table_20_Contents_20_Right">2.0</text:p>
          </table:table-cell>
          <table:table-cell table:style-name="Tableau1.A3" office:value-type="string">
            <text:p text:style-name="Table_20_Contents">Piece</text:p>
          </table:table-cell>
          <table:table-cell table:style-name="Tableau1.A3" office:value-type="string">
            <text:p text:style-name="Table_20_Contents">01/03/2008</text:p>
          </table:table-cell>
        </table:table-row>
        <table:table-row table:style-name="Tableau1.3">
          <table:table-cell table:style-name="Tableau1.A3" office:value-type="string">
            <text:p text:style-name="Table_20_Contents_20_Left">2</text:p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>pedale001</text:p>
          </table:table-cell>
          <table:table-cell table:style-name="Tableau1.A3" office:value-type="string">
            <text:p text:style-name="Table_20_Contents_20_Left"/>
          </table:table-cell>
          <table:table-cell table:style-name="Tableau1.A3" office:value-type="string">
            <text:p text:style-name="Table_20_Contents_20_Right">10.0</text:p>
          </table:table-cell>
          <table:table-cell table:style-name="Tableau1.A3" office:value-type="string">
            <text:p text:style-name="Table_20_Contents">Piece</text:p>
          </table:table-cell>
          <table:table-cell table:style-name="Tableau1.A3" office:value-type="string">
            <text:p text:style-name="Table_20_Contents">01/03/2008</text:p>
          </table:table-cell>
        </table:table-row>
        <table:table-row>
          <table:table-cell table:number-columns-spanned="7" office:value-type="string"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P2">Notes:</text:p>
                </table:table-cell>
              </table:table-row>
              <table:table-row table:style-name="Tableau3.2">
                <table:table-cell table:style-name="Tableau3.A2" office:value-type="string">
                  <text:p text:style-name="P3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DejaVu Sans1" style:font-size-asian="12pt" style:language-asian="pl" style:country-asian="PL" style:font-name-complex="DejaVu Sans1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next-style-name="Text_20_body" style:class="extra" style:master-page-name="">
      <style:paragraph-properties fo:margin-top="0cm" fo:margin-bottom="0cm" style:page-number="auto" fo:background-color="transparent" style:shadow="none" fo:keep-with-next="always">
        <style:tab-stops/>
        <style:background-image/>
      </style:paragraph-properties>
      <style:text-properties style:font-name="Arial1" fo:font-size="7pt" style:font-name-asian="DejaVu Sans1" style:font-size-asian="14pt" style:font-name-complex="DejaVu Sans1" style:font-size-complex="14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8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7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size="6pt"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Header_20_Title" style:display-name="Header Title" style:family="paragraph" style:parent-style-name="Header_20_right" style:master-page-name="">
      <style:paragraph-properties style:page-number="auto" style:shadow="none"/>
      <style:text-properties fo:text-transform="uppercase" fo:font-size="12pt"/>
    </style:style>
    <style:style style:name="Big_20_Table_20_Content" style:display-name="Big Table Content" style:family="paragraph" style:parent-style-name="Table_20_Contents">
      <style:text-properties fo:font-size="8pt" fo:font-weight="bold"/>
    </style:style>
    <style:style style:name="Item_20_Table_20_Title" style:display-name="Item Table Title" style:family="paragraph" style:parent-style-name="Table_20_Heading" style:class="extra">
      <style:paragraph-properties fo:text-align="center" style:justify-single-word="false"/>
      <style:text-properties fo:font-size="7pt" style:font-weight-asian="normal" style:font-weight-complex="normal"/>
    </style:style>
    <style:style style:name="Table_20_Contents_20_Left" style:display-name="Table Contents Left" style:family="paragraph" style:parent-style-name="Table_20_Contents" style:class="extra">
      <style:paragraph-properties fo:margin-left="0.049cm" fo:margin-right="0cm" fo:text-align="start" style:justify-single-word="false" fo:text-indent="0cm" style:auto-text-indent="false"/>
    </style:style>
    <style:style style:name="Table_20_Contents_20_Right" style:display-name="Table Contents Right" style:family="paragraph" style:parent-style-name="Table_20_Contents_20_Left" style:class="extra">
      <style:paragraph-properties fo:margin-left="0cm" fo:margin-right="0.049cm" fo:text-align="end" style:justify-single-word="false" fo:text-indent="0cm" style:auto-text-indent="false"/>
    </style:style>
    <style:style style:name="Item_20_Table_20_Title_20_Left" style:display-name="Item Table Title Left" style:family="paragraph" style:parent-style-name="Item_20_Table_20_Title" style:class="extra">
      <style:paragraph-properties fo:margin-left="0.049cm" fo:margin-right="0cm" fo:text-align="start" style:justify-single-word="false" fo:text-indent="0cm" style:auto-text-indent="false"/>
    </style:style>
    <style:style style:name="Item_20_Table_20_Title_20_Right" style:display-name="Item Table Title Right" style:family="paragraph" style:parent-style-name="Item_20_Table_20_Title" style:class="extra">
      <style:paragraph-properties fo:margin-left="0cm" fo:margin-right="0.049cm" fo:text-align="end" style:justify-single-word="false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999cm" fo:margin-left="0cm" fo:margin-right="0cm" fo:margin-bottom="0.499cm" fo:border="none" fo:padding="0cm" style:shadow="none" style:dynamic-spacing="false"/>
      </style:header-style>
      <style:footer-style>
        <style:header-footer-properties fo:min-height="0.25cm" fo:margin-left="0cm" fo:margin-right="0cm" fo:margin-top="0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pm1">
      <style:header>
        <text:p text:style-name="Header"><text:variable-get text:name="ds_title" office:value-type="float" style:data-style-name="N0">0</text:variable-get></text:p>
        <text:p text:style-name="Header"><text:variable-get text:name="ds_address" office:value-type="float" style:data-style-name="N0">0</text:variable-get></text:p>
        <text:p text:style-name="Header"><text:variable-get text:name="ds_telfax" office:value-type="float" style:data-style-name="N0">0</text:variable-get></text:p>
        <text:p text:style-name="Header"><text:variable-get text:name="ds_email" office:value-type="float" style:data-style-name="N0">0</text:variable-get></text:p>
        <text:p text:style-name="Header"><text:variable-get text:name="ds_vatid" office:value-type="float" style:data-style-name="N0">0</text:variable-get></text:p>
        <text:p text:style-name="Header_20_Title"><text:variable-get text:name="purchase_order" office:value-type="float" style:data-style-name="N0">0</text:variable-get></text:p>
        <text:p text:style-name="Header_20_right"><text:variable-get text:name="purchase_order_tr" office:value-type="float" style:data-style-name="N0">0</text:variable-get></text:p>
        <text:p text:style-name="Header_20_right"><text:variable-get text:name="page" office:value-type="float" style:data-style-name="N0">0</text:variable-get> <text:page-number text:select-page="current">1</text:page-number> <text:variable-get text:name="of" office:value-type="float" style:data-style-name="N0">0</text:variable-get> <text:page-count>1</text:page-count></text:p>
      </style:header>
      <style:footer>
        <text:p text:style-name="Footer">Generated with ERP5 – Open Source ERP suite (www.erp5.org)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2$Build-9286</meta:generator>
    <meta:creation-date>2008-02-01T15:05:11</meta:creation-date>
    <dc:date>2008-03-21T17:17:09</dc:date>
    <meta:editing-cycles>10</meta:editing-cycles>
    <meta:editing-duration>PT5H34M4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87" meta:word-count="148" meta:character-count="766"/>
  </office:meta>
</office:document-meta>
</file>